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true"/>
    </style:style>
    <style:style style:name="ro4"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33cc66"/>
    </style:style>
    <style:style style:name="ce2" style:family="table-cell" style:parent-style-name="Default">
      <style:text-properties fo:font-style="normal" style:font-style-asian="normal" style:font-style-complex="normal"/>
    </style:style>
    <style:style style:name="ce3"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 style:family="table-cell" style:parent-style-name="Default">
      <style:table-cell-properties fo:background-color="#99ccff"/>
      <style:text-properties fo:color="#000000"/>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66"/>
      <style:text-properties fo:color="#ff0000"/>
    </style:style>
    <style:style style:name="ce7" style:family="table-cell" style:parent-style-name="Default">
      <style:table-cell-properties fo:background-color="#996633"/>
    </style:style>
    <style:style style:name="ce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1"/>
    <style:style style:name="ce1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ccff"/>
    </style:style>
    <style:style style:name="ce12"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table:style-name="ce1"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in the appropriate skill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table:number-columns-repeated="2"/>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table:number-columns-repeated="2"/>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2"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3" office:value-type="string" calcext:value-type="string">
            <text:p>Poison and treatment</text:p>
          </table:table-cell>
          <table:table-cell office:value-type="string" calcext:value-type="string">
            <text:p>Venom and malady</text:p>
          </table:table-cell>
          <table:table-cell table:number-columns-repeated="2"/>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table:number-columns-repeated="2"/>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table:number-columns-repeated="2"/>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table:number-columns-repeated="2"/>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table:number-columns-repeated="2"/>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table:number-columns-repeated="2"/>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table:number-columns-repeated="2"/>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table:number-columns-repeated="2"/>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table:number-columns-repeated="2"/>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table:number-columns-repeated="2"/>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table:number-columns-repeated="2"/>
        </table:table-row>
        <table:table-row table:style-name="ro1">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table:number-columns-repeated="2"/>
        </table:table-row>
        <table:table-row table:style-name="ro1">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table:number-columns-repeated="2"/>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4"/>
        <table:table-column table:style-name="co3" table:default-cell-style-name="ce4"/>
        <table:table-column table:style-name="co1" table:number-columns-repeated="9" table:default-cell-style-name="ce4"/>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5" office:value-type="string" calcext:value-type="string">
            <text:p>Augustine</text:p>
          </table:table-cell>
          <table:table-cell table:style-name="ce5"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5" office:value-type="string" calcext:value-type="string">
            <text:p>Iverson</text:p>
          </table:table-cell>
          <table:table-cell table:style-name="ce5"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5" office:value-type="string" calcext:value-type="string">
            <text:p>Liu</text:p>
          </table:table-cell>
          <table:table-cell table:style-name="ce5"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Haynes</text:p>
          </table:table-cell>
          <table:table-cell table:style-name="Default" office:value-type="string" calcext:value-type="string">
            <text:p>Greenway</text:p>
          </table:table-cell>
          <table:table-cell table:style-name="ce5"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5"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illespie</text:p>
          </table:table-cell>
          <table:table-cell table:style-name="ce5" office:value-type="string" calcext:value-type="string">
            <text:p>Bradford</text:p>
          </table:table-cell>
          <table:table-cell table:style-name="ce5"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Urbina</text:p>
          </table:table-cell>
          <table:table-cell table:style-name="ce5" office:value-type="string" calcext:value-type="string">
            <text:p>Thibodeaux</text:p>
          </table:table-cell>
          <table:table-cell table:style-name="ce5"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5" office:value-type="string" calcext:value-type="string">
            <text:p>Nickerson</text:p>
          </table:table-cell>
          <table:table-cell table:style-name="ce5"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Yazzie</text:p>
          </table:table-cell>
          <table:table-cell table:style-name="Default" office:value-type="string" calcext:value-type="string">
            <text:p>Lowe</text:p>
          </table:table-cell>
          <table:table-cell table:style-name="ce5"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Zook</text:p>
          </table:table-cell>
          <table:table-cell table:style-name="ce5" office:value-type="string" calcext:value-type="string">
            <text:p>Hwang</text:p>
          </table:table-cell>
          <table:table-cell table:style-name="ce5"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Finnegan</text:p>
          </table:table-cell>
          <table:table-cell table:style-name="ce5" office:value-type="string" calcext:value-type="string">
            <text:p>Granados</text:p>
          </table:table-cell>
          <table:table-cell table:style-name="ce5"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5" office:value-type="string" calcext:value-type="string">
            <text:p>Granados</text:p>
          </table:table-cell>
          <table:table-cell table:style-name="ce5" office:value-type="string" calcext:value-type="string">
            <text:p>Eldridge</text:p>
          </table:table-cell>
          <table:table-cell table:style-name="ce5"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5" office:value-type="string" calcext:value-type="string">
            <text:p>Erasmo</text:p>
          </table:table-cell>
          <table:table-cell table:style-name="ce5"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Alexander</text:p>
          </table:table-cell>
          <table:table-cell table:style-name="ce5"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Patrick</text:p>
          </table:table-cell>
          <table:table-cell table:style-name="ce5"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5"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Tobias</text:p>
          </table:table-cell>
          <table:table-cell table:style-name="ce5"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Bok</text:p>
          </table:table-cell>
          <table:table-cell table:style-name="ce5"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Yong</text:p>
          </table:table-cell>
          <table:table-cell table:style-name="ce5"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Desirae</text:p>
          </table:table-cell>
          <table:table-cell table:style-name="ce5"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Kendrick</text:p>
          </table:table-cell>
          <table:table-cell table:style-name="ce5"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5"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Ophelia</text:p>
          </table:table-cell>
          <table:table-cell table:style-name="ce5"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Sebastian</text:p>
          </table:table-cell>
          <table:table-cell table:style-name="ce5"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5" office:value-type="string" calcext:value-type="string">
            <text:p>Ursula</text:p>
          </table:table-cell>
          <table:table-cell table:style-name="ce5"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ONH DOE</text:p>
          </table:table-cell>
          <table:table-cell table:style-name="ce6" office:value-type="string" calcext:value-type="string">
            <text:p>DOE</text:p>
          </table:table-cell>
          <table:table-cell office:value-type="string" calcext:value-type="string">
            <text:p>his</text:p>
          </table:table-cell>
          <table:table-cell table:number-columns-repeated="6"/>
        </table:table-row>
        <table:table-row table:style-name="ro1">
          <table:table-cell office:value-type="string" calcext:value-type="string">
            <text:p>~RandDetAuthor~</text:p>
          </table:table-cell>
          <table:table-cell office:value-type="string" calcext:value-type="string">
            <text:p>~RandAuthor~</text:p>
          </table:table-cell>
          <table:table-cell table:style-name="ce6" office:value-type="string" calcext:value-type="string">
            <text:p>JANE DOE</text:p>
          </table:table-cell>
          <table:table-cell table:style-name="ce6" office:value-type="string" calcext:value-type="string">
            <text:p>DOE</text:p>
          </table:table-cell>
          <table:table-cell office:value-type="string" calcext:value-type="string">
            <text:p>her</text:p>
          </table:table-cell>
          <table:table-cell table:number-columns-repeated="6"/>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1">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1">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2">
          <table:table-cell table:number-columns-repeated="11"/>
        </table:table-row>
        <table:table-row table:style-name="ro1">
          <table:table-cell table:number-columns-repeated="11"/>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12">
          <table:table-cell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 ~QQProvisionsFragment~3,~QQprovisionsFragment~4 and ~QQProvisionsFragment~5. Enough food for ~QQProvisionsFragment2.</text:p>
          </table:table-cell>
          <table:table-cell table:style-name="ce1" table:number-columns-repeated="9"/>
        </table:table-row>
        <table:table-row table:style-name="ro1">
          <table:table-cell table:style-name="ce1" table:number-columns-repeated="11"/>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 |~QQProvisionsFragment2 worth of ~QQProvisionsFragment~3,~QQprovisionsFragment~4 and ~QQProvisionsFragment~5.</text:p>
          </table:table-cell>
          <table:table-cell table:style-name="ce1" table:number-columns-repeated="9"/>
        </table:table-row>
        <table:table-row table:style-name="ro1">
          <table:table-cell table:style-name="ce1" office:value-type="string" calcext:value-type="string">
            <text:p>~ProvisionsTemplate~</text:p>
          </table:table-cell>
          <table:table-cell table:style-name="ce1"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 table:number-columns-repeated="9"/>
        </table:table-row>
        <table:table-row table:style-name="ro1">
          <table:table-cell table:style-name="ce1" office:value-type="string" calcext:value-type="string">
            <text:p>~QQProvisionsFragment~</text:p>
          </table:table-cell>
          <table:table-cell table:style-name="ce1" office:value-type="float" office:value="25" calcext:value-type="float">
            <text:p>25</text:p>
          </table:table-cell>
          <table:table-cell table:style-name="ce1" office:value-type="string" calcext:value-type="string">
            <text:p>Twelve days worth</text:p>
          </table:table-cell>
          <table:table-cell table:style-name="ce1" office:value-type="string" calcext:value-type="string">
            <text:p>Rice</text:p>
          </table:table-cell>
          <table:table-cell table:style-name="ce1" office:value-type="string" calcext:value-type="string">
            <text:p>Dried fruit</text:p>
          </table:table-cell>
          <table:table-cell table:style-name="ce1" office:value-type="string" calcext:value-type="string">
            <text:p>spiced meat</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0" calcext:value-type="float">
            <text:p>30</text:p>
          </table:table-cell>
          <table:table-cell table:style-name="ce1" office:value-type="string" calcext:value-type="string">
            <text:p>two weeks worth</text:p>
          </table:table-cell>
          <table:table-cell table:style-name="ce1" office:value-type="string" calcext:value-type="string">
            <text:p>beans</text:p>
          </table:table-cell>
          <table:table-cell table:style-name="ce1" office:value-type="string" calcext:value-type="string">
            <text:p>pinenuts</text:p>
          </table:table-cell>
          <table:table-cell table:style-name="ce1" office:value-type="string" calcext:value-type="string">
            <text:p>Vitamin powder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2" calcext:value-type="float">
            <text:p>22</text:p>
          </table:table-cell>
          <table:table-cell table:style-name="ce1" office:value-type="string" calcext:value-type="string">
            <text:p>half a months</text:p>
          </table:table-cell>
          <table:table-cell table:style-name="ce1" office:value-type="string" calcext:value-type="string">
            <text:p>lentils</text:p>
          </table:table-cell>
          <table:table-cell table:style-name="ce1" office:value-type="string" calcext:value-type="string">
            <text:p>honeycakes</text:p>
          </table:table-cell>
          <table:table-cell table:style-name="ce1" office:value-type="string" calcext:value-type="string">
            <text:p>oats</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28" calcext:value-type="float">
            <text:p>28</text:p>
          </table:table-cell>
          <table:table-cell table:style-name="ce1" office:value-type="string" calcext:value-type="string">
            <text:p>An expeditions</text:p>
          </table:table-cell>
          <table:table-cell table:style-name="ce1" office:value-type="string" calcext:value-type="string">
            <text:p>Dried pasta</text:p>
          </table:table-cell>
          <table:table-cell table:style-name="ce1" office:value-type="string" calcext:value-type="string">
            <text:p>rasinmix</text:p>
          </table:table-cell>
          <table:table-cell table:style-name="ce1" office:value-type="string" calcext:value-type="string">
            <text:p>hard cheese</text:p>
          </table:table-cell>
          <table:table-cell table:style-name="ce1" table:number-columns-repeated="5"/>
        </table:table-row>
        <table:table-row table:style-name="ro1">
          <table:table-cell table:style-name="ce1" office:value-type="string" calcext:value-type="string">
            <text:p>~QQProvisionsFragment~</text:p>
          </table:table-cell>
          <table:table-cell table:style-name="ce1" office:value-type="float" office:value="33" calcext:value-type="float">
            <text:p>33</text:p>
          </table:table-cell>
          <table:table-cell table:style-name="ce1" office:value-type="string" calcext:value-type="string">
            <text:p>A short voyage</text:p>
          </table:table-cell>
          <table:table-cell table:style-name="ce1" office:value-type="string" calcext:value-type="string">
            <text:p>seaweed powder</text:p>
          </table:table-cell>
          <table:table-cell table:style-name="ce1" office:value-type="string" calcext:value-type="string">
            <text:p>muesli</text:p>
          </table:table-cell>
          <table:table-cell table:style-name="ce1" office:value-type="string" calcext:value-type="string">
            <text:p>smoked fish</text:p>
          </table:table-cell>
          <table:table-cell table:style-name="ce1" table:number-columns-repeated="5"/>
        </table:table-row>
        <table:table-row table:style-name="ro1">
          <table:table-cell table:style-name="ce1" office:value-type="string" calcext:value-type="string">
            <text:p>~ProvisionsSpecial~</text:p>
          </table:table-cell>
          <table:table-cell table:style-name="ce1" office:value-type="string" calcext:value-type="string">
            <text:p>Water purification tablets</text:p>
          </table:table-cell>
          <table:table-cell table:style-name="ce1" office:value-type="string" calcext:value-type="string">
            <text:p>Perfect for travel in regions with abundent water of questionable qualit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Desalination tablets</text:p>
          </table:table-cell>
          <table:table-cell table:style-name="ce1" office:value-type="string" calcext:value-type="string">
            <text:p>Perfect for voyages over the ocean.</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Rad Tabs</text:p>
          </table:table-cell>
          <table:table-cell table:style-name="ce1" office:value-type="string" calcext:value-type="string">
            <text:p>+2 fortitude vs radiation on every day you eat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Fireheart mead</text:p>
          </table:table-cell>
          <table:table-cell table:style-name="ce1" office:value-type="string" calcext:value-type="string">
            <text:p>+2 fortitude vs cold and hypothermia on any day you eat this.</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affine shots</text:p>
          </table:table-cell>
          <table:table-cell table:style-name="ce1" office:value-type="string" calcext:value-type="string">
            <text:p>+2 will vs exhaustion/falling asleep on any day you've drunk these.</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Bug repellant</text:p>
          </table:table-cell>
          <table:table-cell table:style-name="ce1" office:value-type="string" calcext:value-type="string">
            <text:p>Mundane insects will leave you be for the day. Non-mundane insects must make a DC 10 will save to interact with you.</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Star candy</text:p>
          </table:table-cell>
          <table:table-cell table:style-name="ce1" office:value-type="string" calcext:value-type="string">
            <text:p>With the power of Star Candy no one will stand in your way!</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Choclate</text:p>
          </table:table-cell>
          <table:table-cell table:style-name="ce1" office:value-type="string" calcext:value-type="string">
            <text:p>+2 on will saves vs depression and melencholia, as long as choclate remains part of your diet.</text:p>
          </table:table-cell>
          <table:table-cell table:style-name="ce1" table:number-columns-repeated="8"/>
        </table:table-row>
        <table:table-row table:style-name="ro1">
          <table:table-cell table:style-name="ce1" office:value-type="string" calcext:value-type="string">
            <text:p>~ProvisionsSpecial~</text:p>
          </table:table-cell>
          <table:table-cell table:style-name="ce1" office:value-type="string" calcext:value-type="string">
            <text:p>Various spices</text:p>
          </table:table-cell>
          <table:table-cell table:style-name="ce1" office:value-type="string" calcext:value-type="string">
            <text:p>“A man can live on packaged food from here ’til Judgment Day if he’s got enough rosemary.”</text:p>
          </table:table-cell>
          <table:table-cell table:style-name="ce1" table:number-columns-repeated="8"/>
        </table:table-row>
        <table:table-row table:style-name="ro1" table:number-rows-repeated="5">
          <table:table-cell table:style-name="ce1"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10" calcext:value-type="float">
            <text:p>10</text:p>
          </table:table-cell>
          <table:table-cell/>
          <table:table-cell office:value-type="string" calcext:value-type="string">
            <text:p>Medical checks made to heal a biological character.</text:p>
          </table:table-cell>
          <table:table-cell table:number-columns-repeated="2"/>
        </table:table-row>
        <table:table-row table:style-name="ro1">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6" calcext:value-type="float">
            <text:p>6</text:p>
          </table:table-cell>
          <table:table-cell/>
          <table:table-cell office:value-type="string" calcext:value-type="string">
            <text:p>Repair checks made to fix a robotic character,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6" calcext:value-type="float">
            <text:p>6</text:p>
          </table:table-cell>
          <table:table-cell/>
          <table:table-cell office:value-type="string" calcext:value-type="string">
            <text:p>Disable device checks made against mechanical locks and traps.</text:p>
          </table:table-cell>
          <table:table-cell table:number-columns-repeated="2"/>
        </table:table-row>
        <table:table-row table:style-name="ro1" table:number-rows-repeated="7">
          <table:table-cell table:number-columns-repeated="11"/>
        </table:table-row>
        <table:table-row table:style-name="ro3">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1">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1">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10" calcext:value-type="float">
            <text:p>10</text:p>
          </table:table-cell>
          <table:table-cell table:number-columns-repeated="5"/>
        </table:table-row>
        <table:table-row table:style-name="ro1">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1">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1">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1">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1">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number-rows-repeated="4">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4">
          <table:table-cell office:value-type="string" calcext:value-type="string">
            <text:p>~UniqueBasic~</text:p>
          </table:table-cell>
          <table:table-cell table:style-name="ce8" office:value-type="string" calcext:value-type="string">
            <text:p>Flare. | 20 | A blinding bright light, lasts for around a minute once lit.</text:p>
          </table:table-cell>
          <table:table-cell table:style-name="ce8"/>
          <table:table-cell table:style-name="ce10"/>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number-rows-repeated="3">
          <table:table-cell table:number-columns-repeated="11"/>
        </table:table-row>
        <table:table-row table:style-name="ro1" table:number-rows-repeated="48">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9"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9"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9"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9"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1"/>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5" calcext:value-type="float">
            <text:p>5</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4" calcext:value-type="float">
            <text:p>4</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 If you take damage activation fails</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2" office:value-type="string" calcext:value-type="string">
            <text:p>Hand of</text:p>
          </table:table-cell>
          <table:table-cell table:style-name="ce12"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2"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2"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2" office:value-type="string" calcext:value-type="string">
            <text:p>Napoleonic</text:p>
          </table:table-cell>
          <table:table-cell table:style-name="ce12"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2" office:value-type="string" calcext:value-type="string">
            <text:p>spiteful</text:p>
          </table:table-cell>
          <table:table-cell table:style-name="ce12"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2" office:value-type="string" calcext:value-type="string">
            <text:p>Vengeful</text:p>
          </table:table-cell>
          <table:table-cell table:style-name="ce12"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2" office:value-type="string" calcext:value-type="string">
            <text:p>Ray of</text:p>
          </table:table-cell>
          <table:table-cell table:style-name="ce12"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2" office:value-type="string" calcext:value-type="string">
            <text:p>Bolt of</text:p>
          </table:table-cell>
          <table:table-cell table:style-name="ce12"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2" office:value-type="string" calcext:value-type="string">
            <text:p>Column of</text:p>
          </table:table-cell>
          <table:table-cell table:style-name="ce12"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2" office:value-type="string" calcext:value-type="string">
            <text:p>Infinty</text:p>
          </table:table-cell>
          <table:table-cell table:style-name="ce12"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2" office:value-type="string" calcext:value-type="string">
            <text:p>Loverletter of</text:p>
          </table:table-cell>
          <table:table-cell table:style-name="ce12"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2" office:value-type="string" calcext:value-type="string">
            <text:p>Horn of</text:p>
          </table:table-cell>
          <table:table-cell table:style-name="ce12"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2" office:value-type="string" calcext:value-type="string">
            <text:p>Trumpet of</text:p>
          </table:table-cell>
          <table:table-cell table:style-name="ce12"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2" office:value-type="string" calcext:value-type="string">
            <text:p>Cone of</text:p>
          </table:table-cell>
          <table:table-cell table:style-name="ce12"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2" office:value-type="string" calcext:value-type="string">
            <text:p>Hoop</text:p>
          </table:table-cell>
          <table:table-cell table:style-name="ce12"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2" office:value-type="string" calcext:value-type="string">
            <text:p>Ring of</text:p>
          </table:table-cell>
          <table:table-cell table:style-name="ce12"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2" office:value-type="string" calcext:value-type="string">
            <text:p>Great circle Of</text:p>
          </table:table-cell>
          <table:table-cell table:style-name="ce12"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50" calcext:value-type="float">
            <text:p>50</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21:17:21.804906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0T21:51:39.023332779</dc:date>
    <meta:editing-duration>P2DT12H44M6S</meta:editing-duration>
    <meta:editing-cycles>72</meta:editing-cycles>
    <meta:document-statistic meta:table-count="9" meta:cell-count="2793" meta:object-count="0"/>
  </office:meta>
</office:document-meta>
</file>